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6760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790b69"/>
    </style:style>
    <style:style style:name="P6" style:family="paragraph" style:parent-style-name="Text_20_body" style:list-style-name="L2">
      <style:text-properties officeooo:rsid="004b2f09" officeooo:paragraph-rsid="004b2f09"/>
    </style:style>
    <style:style style:name="P7" style:family="paragraph" style:parent-style-name="Text_20_body" style:list-style-name="L2">
      <style:text-properties officeooo:rsid="004d3e3a" officeooo:paragraph-rsid="004d3e3a"/>
    </style:style>
    <style:style style:name="P8" style:family="paragraph" style:parent-style-name="Text_20_body" style:list-style-name="L2">
      <style:text-properties officeooo:rsid="004d5250" officeooo:paragraph-rsid="004d5250"/>
    </style:style>
    <style:style style:name="P9" style:family="paragraph" style:parent-style-name="Text_20_body" style:list-style-name="L2">
      <style:text-properties officeooo:rsid="004eff24" officeooo:paragraph-rsid="004eff24"/>
    </style:style>
    <style:style style:name="P10" style:family="paragraph" style:parent-style-name="Text_20_body" style:list-style-name="L2">
      <style:text-properties officeooo:rsid="0052cd4d" officeooo:paragraph-rsid="0052cd4d"/>
    </style:style>
    <style:style style:name="P11" style:family="paragraph" style:parent-style-name="Text_20_body" style:list-style-name="L2">
      <style:text-properties officeooo:rsid="00532336" officeooo:paragraph-rsid="00547b2e"/>
    </style:style>
    <style:style style:name="P12" style:family="paragraph" style:parent-style-name="Text_20_body" style:list-style-name="L2">
      <style:text-properties officeooo:rsid="005b3399" officeooo:paragraph-rsid="005b3399"/>
    </style:style>
    <style:style style:name="P13" style:family="paragraph" style:parent-style-name="Text_20_body" style:list-style-name="L2">
      <style:text-properties officeooo:rsid="005115b3" officeooo:paragraph-rsid="005115b3"/>
    </style:style>
    <style:style style:name="P14" style:family="paragraph" style:parent-style-name="Text_20_body" style:list-style-name="L2">
      <style:text-properties officeooo:rsid="005c0b2f" officeooo:paragraph-rsid="005c0b2f"/>
    </style:style>
    <style:style style:name="P15" style:family="paragraph" style:parent-style-name="Text_20_body" style:list-style-name="L2">
      <style:text-properties officeooo:rsid="005dbcbb" officeooo:paragraph-rsid="005dbcbb"/>
    </style:style>
    <style:style style:name="P16" style:family="paragraph" style:parent-style-name="Text_20_body" style:list-style-name="L2">
      <style:text-properties officeooo:rsid="00616558" officeooo:paragraph-rsid="00616558"/>
    </style:style>
    <style:style style:name="P17" style:family="paragraph" style:parent-style-name="Text_20_body" style:list-style-name="L2">
      <style:text-properties officeooo:rsid="008cac26" officeooo:paragraph-rsid="008cac26"/>
    </style:style>
    <style:style style:name="P18" style:family="paragraph" style:parent-style-name="Text_20_body" style:list-style-name="L2">
      <style:text-properties officeooo:rsid="00929dde" officeooo:paragraph-rsid="00929dde"/>
    </style:style>
    <style:style style:name="P19" style:family="paragraph" style:parent-style-name="Text_20_body" style:list-style-name="L2">
      <style:text-properties officeooo:rsid="0094db60" officeooo:paragraph-rsid="0094db60"/>
    </style:style>
    <style:style style:name="P20" style:family="paragraph" style:parent-style-name="Text_20_body" style:list-style-name="L2">
      <style:text-properties officeooo:rsid="00976705" officeooo:paragraph-rsid="00976705" fo:background-color="#ffff00"/>
    </style:style>
    <style:style style:name="P21" style:family="paragraph" style:parent-style-name="Text_20_body" style:list-style-name="L2">
      <style:text-properties officeooo:rsid="0097cdfb" officeooo:paragraph-rsid="0097cdfb" fo:background-color="#ffff00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officeooo:rsid="0084fb7c" officeooo:paragraph-rsid="0084fb7c" fo:background-color="#ffff00"/>
    </style:style>
    <style:style style:name="P23" style:family="paragraph" style:parent-style-name="Text_20_body" style:list-style-name="L4">
      <style:text-properties officeooo:rsid="0087b7be" officeooo:paragraph-rsid="0087b7be" fo:background-color="#ffff00"/>
    </style:style>
    <style:style style:name="P24" style:family="paragraph" style:parent-style-name="Text_20_body" style:list-style-name="L2">
      <style:text-properties fo:color="#000000" loext:opacity="100%" officeooo:rsid="00622684" officeooo:paragraph-rsid="00622684" fo:background-color="#ffff00"/>
    </style:style>
    <style:style style:name="P25" style:family="paragraph" style:parent-style-name="Text_20_body" style:list-style-name="L2">
      <style:text-properties officeooo:rsid="00642454" officeooo:paragraph-rsid="00642454"/>
    </style:style>
    <style:style style:name="P26" style:family="paragraph" style:parent-style-name="Text_20_body" style:list-style-name="L2">
      <style:text-properties officeooo:rsid="00681d22" officeooo:paragraph-rsid="00681d22"/>
    </style:style>
    <style:style style:name="P27" style:family="paragraph" style:parent-style-name="Text_20_body" style:list-style-name="L2">
      <style:text-properties officeooo:rsid="006d9340" officeooo:paragraph-rsid="006d9340"/>
    </style:style>
    <style:style style:name="P28" style:family="paragraph" style:parent-style-name="Text_20_body" style:list-style-name="L2">
      <style:text-properties officeooo:rsid="0073fdcd" officeooo:paragraph-rsid="0073fdcd"/>
    </style:style>
    <style:style style:name="P29" style:family="paragraph" style:parent-style-name="Text_20_body" style:list-style-name="L2">
      <style:text-properties officeooo:rsid="0074a318" officeooo:paragraph-rsid="0074a318"/>
    </style:style>
    <style:style style:name="P30" style:family="paragraph" style:parent-style-name="Text_20_body" style:list-style-name="L2">
      <style:text-properties officeooo:rsid="00790b69" officeooo:paragraph-rsid="00790b69"/>
    </style:style>
    <style:style style:name="P31" style:family="paragraph" style:parent-style-name="Text_20_body" style:list-style-name="L2">
      <style:text-properties officeooo:rsid="008f7cf1" officeooo:paragraph-rsid="008f7cf1"/>
    </style:style>
    <style:style style:name="P32" style:family="paragraph" style:parent-style-name="Text_20_body" style:list-style-name="L2">
      <style:text-properties fo:language="es" fo:country="ES" officeooo:rsid="00a759fe" officeooo:paragraph-rsid="00a759fe"/>
    </style:style>
    <style:style style:name="P33" style:family="paragraph" style:parent-style-name="Text_20_body" style:list-style-name="L2">
      <style:text-properties fo:language="es" fo:country="ES" officeooo:rsid="00a92594" officeooo:paragraph-rsid="00a92594"/>
    </style:style>
    <style:style style:name="P34" style:family="paragraph" style:parent-style-name="Text_20_body" style:list-style-name="L2">
      <style:text-properties fo:language="es" fo:country="ES" officeooo:rsid="00aabdb8" officeooo:paragraph-rsid="00aabdb8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fo:language="es" fo:country="ES" officeooo:rsid="007d9d16" officeooo:paragraph-rsid="007d9d16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fo:language="es" fo:country="ES" officeooo:rsid="007d9d16" officeooo:paragraph-rsid="007f357a"/>
    </style:style>
    <style:style style:name="P37" style:family="paragraph" style:parent-style-name="Text_20_body" style:list-style-name="L3">
      <style:paragraph-properties fo:margin-top="0cm" fo:margin-bottom="0cm" style:contextual-spacing="false"/>
      <style:text-properties fo:language="es" fo:country="ES" officeooo:rsid="007d9d16" officeooo:paragraph-rsid="0080df01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fo:language="es" fo:country="ES" officeooo:rsid="00a5bcfb" officeooo:paragraph-rsid="00a5bcfb"/>
    </style:style>
    <style:style style:name="P39" style:family="paragraph" style:parent-style-name="Text_20_body" style:list-style-name="L2">
      <style:text-properties fo:language="es" fo:country="ES" officeooo:rsid="00c559a7" officeooo:paragraph-rsid="00c559a7"/>
    </style:style>
    <style:style style:name="P40" style:family="paragraph" style:parent-style-name="Text_20_body" style:list-style-name="L2">
      <style:text-properties officeooo:rsid="007ac1a9" officeooo:paragraph-rsid="007ac1a9"/>
    </style:style>
    <style:style style:name="P41" style:family="paragraph" style:parent-style-name="Text_20_body" style:list-style-name="L2">
      <style:text-properties officeooo:rsid="007b4f22" officeooo:paragraph-rsid="007b4f22"/>
    </style:style>
    <style:style style:name="P42" style:family="paragraph" style:parent-style-name="Text_20_body" style:list-style-name="L3"/>
    <style:style style:name="P43" style:family="paragraph" style:parent-style-name="Text_20_body" style:list-style-name="L3">
      <style:paragraph-properties fo:margin-top="0cm" fo:margin-bottom="0cm" style:contextual-spacing="false"/>
    </style:style>
    <style:style style:name="P44" style:family="paragraph" style:parent-style-name="Text_20_body" style:list-style-name="L3">
      <style:text-properties officeooo:rsid="0080f37c" officeooo:paragraph-rsid="0080f37c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paragraph-properties fo:margin-top="0cm" fo:margin-bottom="0cm" style:contextual-spacing="false"/>
    </style:style>
    <style:style style:name="P47" style:family="paragraph" style:parent-style-name="Text_20_body" style:list-style-name="L4">
      <style:paragraph-properties fo:margin-top="0cm" fo:margin-bottom="0cm" style:contextual-spacing="false"/>
      <style:text-properties officeooo:rsid="0083461a" officeooo:paragraph-rsid="0083461a" fo:background-color="#81d41a"/>
    </style:style>
    <style:style style:name="P48" style:family="paragraph" style:parent-style-name="Text_20_body" style:list-style-name="L4">
      <style:paragraph-properties fo:margin-top="0cm" fo:margin-bottom="0cm" style:contextual-spacing="false"/>
      <style:text-properties officeooo:rsid="0083eb51" officeooo:paragraph-rsid="0083eb51" fo:background-color="#81d41a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paragraph-properties fo:margin-top="0cm" fo:margin-bottom="0cm" style:contextual-spacing="false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fo:background-color="#ff4000"/>
    </style:style>
    <style:style style:name="P52" style:family="paragraph" style:parent-style-name="Text_20_body" style:list-style-name="L6"/>
    <style:style style:name="P53" style:family="paragraph" style:parent-style-name="Text_20_body" style:list-style-name="L6">
      <style:paragraph-properties fo:margin-top="0cm" fo:margin-bottom="0cm" style:contextual-spacing="false"/>
    </style:style>
    <style:style style:name="P54" style:family="paragraph" style:parent-style-name="Text_20_body" style:list-style-name="L6">
      <style:paragraph-properties fo:margin-top="0cm" fo:margin-bottom="0cm" style:contextual-spacing="false"/>
      <style:text-properties officeooo:rsid="009a9e97" officeooo:paragraph-rsid="009a9e97"/>
    </style:style>
    <style:style style:name="P55" style:family="paragraph" style:parent-style-name="Text_20_body" style:list-style-name="L6">
      <style:text-properties officeooo:rsid="00b646cb" officeooo:paragraph-rsid="00b646cb"/>
    </style:style>
    <style:style style:name="P56" style:family="paragraph" style:parent-style-name="Text_20_body" style:list-style-name="L7"/>
    <style:style style:name="P57" style:family="paragraph" style:parent-style-name="Text_20_body" style:list-style-name="L7">
      <style:paragraph-properties fo:margin-top="0cm" fo:margin-bottom="0cm" style:contextual-spacing="false"/>
    </style:style>
    <style:style style:name="P58" style:family="paragraph" style:parent-style-name="Text_20_body" style:list-style-name="L8"/>
    <style:style style:name="P59" style:family="paragraph" style:parent-style-name="Text_20_body" style:list-style-name="L8">
      <style:paragraph-properties fo:margin-top="0cm" fo:margin-bottom="0cm" style:contextual-spacing="false"/>
    </style:style>
    <style:style style:name="P60" style:family="paragraph" style:parent-style-name="Text_20_body" style:list-style-name="L8">
      <style:paragraph-properties fo:margin-top="0cm" fo:margin-bottom="0cm" style:contextual-spacing="false"/>
      <style:text-properties officeooo:rsid="00b780df" officeooo:paragraph-rsid="00b780df"/>
    </style:style>
    <style:style style:name="P61" style:family="paragraph" style:parent-style-name="Text_20_body" style:list-style-name="L8">
      <style:text-properties officeooo:rsid="00b8f614" officeooo:paragraph-rsid="00b8f614"/>
    </style:style>
    <style:style style:name="P62" style:family="paragraph" style:parent-style-name="Text_20_body" style:list-style-name="L8">
      <style:text-properties officeooo:rsid="00bbc00e" officeooo:paragraph-rsid="00bbc00e"/>
    </style:style>
    <style:style style:name="P63" style:family="paragraph" style:parent-style-name="Text_20_body" style:list-style-name="L9"/>
    <style:style style:name="P64" style:family="paragraph" style:parent-style-name="Text_20_body" style:list-style-name="L9">
      <style:paragraph-properties fo:margin-top="0cm" fo:margin-bottom="0cm" style:contextual-spacing="false"/>
    </style:style>
    <style:style style:name="P65" style:family="paragraph" style:parent-style-name="Text_20_body" style:list-style-name="L10"/>
    <style:style style:name="P66" style:family="paragraph" style:parent-style-name="Text_20_body" style:list-style-name="L10">
      <style:paragraph-properties fo:margin-top="0cm" fo:margin-bottom="0cm" style:contextual-spacing="false"/>
    </style:style>
    <style:style style:name="P67" style:family="paragraph" style:parent-style-name="Text_20_body" style:list-style-name="L11"/>
    <style:style style:name="P68" style:family="paragraph" style:parent-style-name="Text_20_body" style:list-style-name="L11">
      <style:paragraph-properties fo:margin-top="0cm" fo:margin-bottom="0cm" style:contextual-spacing="false"/>
    </style:style>
    <style:style style:name="P69" style:family="paragraph" style:parent-style-name="Text_20_body" style:list-style-name="L12"/>
    <style:style style:name="P70" style:family="paragraph" style:parent-style-name="Text_20_body" style:list-style-name="L12">
      <style:paragraph-properties fo:margin-top="0cm" fo:margin-bottom="0cm" style:contextual-spacing="false"/>
    </style:style>
    <style:style style:name="P71" style:family="paragraph" style:parent-style-name="Text_20_body" style:list-style-name="L13"/>
    <style:style style:name="P72" style:family="paragraph" style:parent-style-name="Text_20_body" style:list-style-name="L2">
      <style:text-properties officeooo:rsid="00c4095f" officeooo:paragraph-rsid="00c4095f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d3e3a"/>
    </style:style>
    <style:style style:name="T3" style:family="text">
      <style:text-properties officeooo:rsid="004e7685"/>
    </style:style>
    <style:style style:name="T4" style:family="text">
      <style:text-properties officeooo:rsid="00504d5c"/>
    </style:style>
    <style:style style:name="T5" style:family="text">
      <style:text-properties officeooo:rsid="00546003"/>
    </style:style>
    <style:style style:name="T6" style:family="text">
      <style:text-properties officeooo:rsid="006778ce"/>
    </style:style>
    <style:style style:name="T7" style:family="text">
      <style:text-properties officeooo:rsid="006b3737"/>
    </style:style>
    <style:style style:name="T8" style:family="text">
      <style:text-properties officeooo:rsid="006f6bd7"/>
    </style:style>
    <style:style style:name="T9" style:family="text">
      <style:text-properties officeooo:rsid="00706c38"/>
    </style:style>
    <style:style style:name="T10" style:family="text">
      <style:text-properties fo:language="es" fo:country="ES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af1610"/>
    </style:style>
    <style:style style:name="T13" style:family="text">
      <style:text-properties officeooo:rsid="0096cdb7"/>
    </style:style>
    <style:style style:name="T14" style:family="text">
      <style:text-properties fo:background-color="#ff4000" loext:char-shading-value="0"/>
    </style:style>
    <style:style style:name="T15" style:family="text">
      <style:text-properties officeooo:rsid="00af16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Horizontal_20_Line"/>
      <text:h text:style-name="Heading_20_3" text:outline-level="3"><text:span text:style-name="Strong_20_Emphasis">Formulario de Recolección de Información del Proyecto</text:span></text:h>
      <text:h text:style-name="Heading_20_4" text:outline-level="4">1. <text:span text:style-name="Strong_20_Emphasis">Información Básica</text:span></text:h>
      <text:list text:style-name="L1">
        <text:list-item>
          <text:p text:style-name="P3"><text:span text:style-name="Strong_20_Emphasis">Nombre del Proyecto</text:span>:<text:line-break/>◦ GYM Manager </text:p>
        </text:list-item>
        <text:list-item>
          <text:p text:style-name="P3"><text:span text:style-name="Strong_20_Emphasis">Nombre del Cliente/Equipo</text:span>:<text:line-break/>◦ The Villa Broth </text:p>
        </text:list-item>
        <text:list-item>
          <text:p text:style-name="P3"><text:span text:style-name="Strong_20_Emphasis">Información de Contacto (Correo Electrónico/Teléfono)</text:span>:<text:line-break/>◦ <text:span text:style-name="T1">PENDIENTE</text:span> </text:p>
        </text:list-item>
        <text:list-item>
          <text:p text:style-name="P3"><text:span text:style-name="Strong_20_Emphasis">Fecha de Solicitud</text:span>:<text:line-break/>◦ 21/12/2024 </text:p>
        </text:list-item>
        <text:list-item>
          <text:p text:style-name="P3"><text:span text:style-name="Strong_20_Emphasis">Fecha de Finalización Objetivo</text:span>:<text:line-break/>◦ 21/02/2025 </text:p>
        </text:list-item>
        <text:list-item>
          <text:p text:style-name="P2"><text:span text:style-name="Strong_20_Emphasis">Entorno/Plataforma de Desarrollo Preferido</text:span> (por ejemplo, Windows, macOS, Linux, Web, Android):<text:line-break/>◦ Web (Windows, Android, Apple, Linux) </text:p>
        </text:list-item>
      </text:list>
      <text:h text:style-name="Heading_20_4" text:outline-level="4">2. <text:span text:style-name="Strong_20_Emphasis">Descripción General del Proyecto</text:span></text:h>
      <text:list text:style-name="L2">
        <text:list-item>
          <text:p text:style-name="P4"><text:span text:style-name="Strong_20_Emphasis">Descripción Breve del Programa</text:span>:<text:line-break/>Este sistema es una plataforma integral para optimizar la experiencia de los usuarios en un gimnasio. Permite gestionar agendas personales, realizar pagos, recibir recordatorios de fechas de pago y verificar en tiempo real la cantidad de personas en el gimnasio. Ofrece acceso mediante lector de QR y un rastreador de rutinas personalizadas según las preferencias del usuario. Además, recuerda la toma de agua durante las sesiones y permite consultar las ventas del gimnasio, como suplementos y equipo, con descuentos y promociones.<text:line-break/>Incluye una sección de recomendaciones para elegir las mejores máquinas según los objetivos del usuario, ya sea tonificación o aumento de masa muscular. También facilita la agendación de citas con nutricionistas, masajistas y psicólogos, con opciones para reprogramar las consultas. En resumen, este sistema optimiza tanto la experiencia del usuario como la gestión de sus rutinas y necesidades de salud, brindando un enfoque integral para el bienestar físico y mental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L2">
        <text:list-item>
          <text:p text:style-name="P4"><text:soft-page-break/><text:span text:style-name="Strong_20_Emphasis">Características/Funcionalidades Clave</text:span>:</text:p>
          <text:list>
            <text:list-item>
              <text:p text:style-name="P6">Log<text:span text:style-name="T2">in</text:span></text:p>
              <text:list>
                <text:list-item>
                  <text:p text:style-name="P7">Huso de Huella</text:p>
                </text:list-item>
              </text:list>
            </text:list-item>
            <text:list-item>
              <text:p text:style-name="P8">Lecura de codigo Q<text:span text:style-name="T3">R</text:span></text:p>
            </text:list-item>
            <text:list-item>
              <text:p text:style-name="P9">Funcion de Pago <text:span text:style-name="T4">(AZUL)</text:span></text:p>
              <text:list>
                <text:list-item>
                  <text:p text:style-name="P10">Notificacion de fecha de pago</text:p>
                </text:list-item>
                <text:list-item>
                  <text:p text:style-name="P11">Calendario de <text:span text:style-name="T5">pago</text:span></text:p>
                </text:list-item>
                <text:list-item>
                  <text:p text:style-name="P12">Compra de creditos de dias </text:p>
                </text:list-item>
                <text:list-item>
                  <text:p text:style-name="P13">Permite enviar un recibo de pago</text:p>
                </text:list-item>
              </text:list>
            </text:list-item>
            <text:list-item>
              <text:p text:style-name="P14">Area de Recomendaciones</text:p>
              <text:list>
                <text:list-item>
                  <text:p text:style-name="P14">Recomendaciones</text:p>
                  <text:list>
                    <text:list-item>
                      <text:p text:style-name="P15">Recomendacion de videos (links , youtube , facebook,compra de articulos)</text:p>
                    </text:list-item>
                  </text:list>
                </text:list-item>
              </text:list>
            </text:list-item>
            <text:list-item>
              <text:p text:style-name="P16">Registro de Cliente</text:p>
              <text:list>
                <text:list-item>
                  <text:p text:style-name="P16">Permitir reportes (recomendaciones,fallas,calificaciones)</text:p>
                </text:list-item>
                <text:list-item>
                  <text:p text:style-name="P17">Permitir ver los dias que asistio al GYM </text:p>
                </text:list-item>
                <text:list-item>
                  <text:p text:style-name="P18">Permitir ver los pagos</text:p>
                  <text:list>
                    <text:list-item>
                      <text:p text:style-name="P19">Permitir que los pagos tengan detalles<text:span text:style-name="T13">(GYM,hora,fecha,forma de pago)</text:span></text:p>
                      <text:list>
                        <text:list-item>
                          <text:p text:style-name="P20">paypal???</text:p>
                        </text:list-item>
                        <text:list-item>
                          <text:p text:style-name="P21">google pay???</text:p>
                        </text:list-item>
                        <text:list-item>
                          <text:p text:style-name="P21">apple pay???</text:p>
                        </text:list-item>
                      </text:list>
                    </text:list-item>
                  </text:list>
                </text:list-item>
                <text:list-item>
                  <text:p text:style-name="P72">Registro FUERA DE LINEA CON WIFI DE GYM</text:p>
                </text:list-item>
              </text:list>
            </text:list-item>
            <text:list-item>
              <text:p text:style-name="P16">Registro de GYM</text:p>
              <text:list>
                <text:list-item>
                  <text:p text:style-name="P24">Permitir el subir fotos???</text:p>
                </text:list-item>
                <text:list-item>
                  <text:p text:style-name="P25">Permitir registro de Maquinas </text:p>
                </text:list-item>
                <text:list-item>
                  <text:p text:style-name="P25">Permitir <text:span text:style-name="T6">registro de Servicios(Loquer,ducha,area de cambiarse , parqueo, wifi,musica , television)</text:span></text:p>
                </text:list-item>
                <text:list-item>
                  <text:p text:style-name="P26">Servicios Extras (Trainer Basico,Sumba<text:span text:style-name="T7">)</text:span></text:p>
                </text:list-item>
                <text:list-item>
                  <text:p text:style-name="P27">Permitir Mostrar <text:span text:style-name="T8">Porcentage</text:span> de personas <text:span text:style-name="T9">en el GYM</text:span></text:p>
                </text:list-item>
                <text:list-item>
                  <text:p text:style-name="P28">Permitir Notificar si estara abierto o no el GYM en el dia </text:p>
                </text:list-item>
                <text:list-item>
                  <text:p text:style-name="P29"><text:soft-page-break/>Mostrar los horarios del GYM </text:p>
                </text:list-item>
                <text:list-item>
                  <text:p text:style-name="P30">Permitir que el GYM de entrada al usuario con su telefono</text:p>
                </text:list-item>
                <text:list-item>
                  <text:p text:style-name="P17">Historial de pagos (clientes que han pagado) </text:p>
                  <text:list>
                    <text:list-item>
                      <text:p text:style-name="P31">Exportar los pagos a exel </text:p>
                    </text:list-item>
                  </text:list>
                </text:list-item>
                <text:list-item>
                  <text:p text:style-name="P17">Hitorial de asistencia ( de cliente)</text:p>
                </text:list-item>
                <text:list-item>
                  <text:p text:style-name="P32">Permitir el registro de usuario <text:span text:style-name="T15">por Role</text:span><text:span text:style-name="T12">(master,empleado(area))</text:span></text:p>
                  <text:list>
                    <text:list-item>
                      <text:p text:style-name="P33">Horario</text:p>
                    </text:list-item>
                    <text:list-item>
                      <text:p text:style-name="P33">Hora de inicio y hora de salida</text:p>
                    </text:list-item>
                    <text:list-item>
                      <text:p text:style-name="P34">Contraseña de inicio de seccion</text:p>
                    </text:list-item>
                  </text:list>
                </text:list-item>
                <text:list-item>
                  <text:p text:style-name="P39">Modo Fuera de linea</text:p>
                  <text:list>
                    <text:list-item>
                      <text:p text:style-name="P39">Guardar transacciones fuera de linea</text:p>
                    </text:list-item>
                    <text:list-item>
                      <text:p text:style-name="P39">Permitir abrir la puerta al usuario fuera de linea<text:tab/><text:tab/><text:tab/></text:p>
                    </text:list-item>
                    <text:list-item>
                      <text:p text:style-name="P39">Sincronizacion de operaciones con el servidor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Strong_20_Emphasis">Base de Usuarios Objetivo</text:span>:<text:line-break/>◦ ¿Quién usará este programa? ¿Usuarios finales, personal interno, etc.?</text:p>
          <text:list>
            <text:list-item>
              <text:p text:style-name="P40">Usuarios del GYM</text:p>
            </text:list-item>
            <text:list-item>
              <text:p text:style-name="P41">Due<text:span text:style-name="T10">ños del GYM</text:span></text:p>
            </text:list-item>
          </text:list>
        </text:list-item>
      </text:list>
      <text:h text:style-name="Heading_20_4" text:outline-level="4">3. <text:span text:style-name="Strong_20_Emphasis">Plataformas Objetivo y Compatibilidad</text:span></text:h>
      <text:list text:style-name="L3">
        <text:list-item>
          <text:p text:style-name="P43"><text:span text:style-name="Strong_20_Emphasis">Sistemas Operativos Soportados</text:span>:<text:line-break/>◦ (por ejemplo, Windows, macOS, Linux, plataformas móviles, web, etc.) </text:p>
          <text:list>
            <text:list-item>
              <text:p text:style-name="P35">Web<text:span text:style-name="T11"> (Windows,Android,Iphone)</text:span></text:p>
            </text:list-item>
          </text:list>
        </text:list-item>
        <text:list-item>
          <text:p text:style-name="P43"><text:span text:style-name="Strong_20_Emphasis">Tipos de Dispositivos (si aplica)</text:span>:<text:line-break/>◦ (por ejemplo, escritorio, móvil, tablet, etc.) </text:p>
          <text:list>
            <text:list-item>
              <text:p text:style-name="P36">Web<text:span text:style-name="T11"> (Windows,Android,Iphone)</text:span></text:p>
            </text:list-item>
          </text:list>
        </text:list-item>
        <text:list-item>
          <text:p text:style-name="P43"><text:span text:style-name="Strong_20_Emphasis">Aplicación Web o Nativa</text:span>:<text:line-break/>◦ ¿Será una aplicación basada en web, un programa de escritorio o una app móvil? </text:p>
          <text:list>
            <text:list-item>
              <text:p text:style-name="P37">Web<text:span text:style-name="T11"> (Windows,Android,Iphone)</text:span></text:p>
            </text:list-item>
          </text:list>
        </text:list-item>
        <text:list-item>
          <text:p text:style-name="P42"><text:span text:style-name="Strong_20_Emphasis">Compatibilidad Multiplataforma</text:span>:<text:line-break/>◦ ¿Se requiere compatibilidad multiplataforma? Sí/No</text:p>
          <text:list>
            <text:list-item>
              <text:p text:style-name="P44">SI</text:p>
            </text:list-item>
          </text:list>
        </text:list-item>
      </text:list>
      <text:h text:style-name="Heading_20_4" text:outline-level="4">4. <text:span text:style-name="Strong_20_Emphasis">Interfaz de Usuario y Diseño</text:span></text:h>
      <text:list text:style-name="L4">
        <text:list-item>
          <text:p text:style-name="P46"><text:span text:style-name="Strong_20_Emphasis">Requisitos de UI/UX</text:span>:<text:line-break/>◦ ¿Tienes pautas de diseño existentes o inspiración para la interfaz de usuario? </text:p>
          <text:list>
            <text:list-item>
              <text:p text:style-name="P47"><text:soft-page-break/>LISTO</text:p>
            </text:list-item>
          </text:list>
        </text:list-item>
        <text:list-item>
          <text:p text:style-name="P46"><text:span text:style-name="Strong_20_Emphasis">Pantallas/Páginas Clave</text:span>: <text:line-break/>◦ (Enumera las principales pantallas o secciones del programa, con descripciones) </text:p>
          <text:list>
            <text:list-item>
              <text:p text:style-name="P48">LISTO</text:p>
            </text:list-item>
          </text:list>
        </text:list-item>
        <text:list-item>
          <text:p text:style-name="P46"><text:span text:style-name="Strong_20_Emphasis">Preferencias de Diseño</text:span>:<text:line-break/>◦ (Colores, estilo de diseño, botones, navegación, etc.) </text:p>
          <text:list>
            <text:list-item>
              <text:p text:style-name="P22">PENDIENTE</text:p>
            </text:list-item>
          </text:list>
        </text:list-item>
        <text:list-item>
          <text:p text:style-name="P45"><text:span text:style-name="Strong_20_Emphasis">Características de Accesibilidad</text:span>:<text:line-break/>◦ (¿Existen requisitos específicos de accesibilidad? Por ejemplo, daltonismo, soporte para lectores de pantalla.) </text:p>
          <text:list>
            <text:list-item>
              <text:p text:style-name="P23">PENDIENTE</text:p>
            </text:list-item>
          </text:list>
        </text:list-item>
      </text:list>
      <text:h text:style-name="Heading_20_4" text:outline-level="4">5. <text:span text:style-name="Strong_20_Emphasis">Funcionalidad Principal</text:span></text:h>
      <text:list text:style-name="L5">
        <text:list-item>
          <text:p text:style-name="P50"><text:span text:style-name="Strong_20_Emphasis">Características Principales</text:span>:<text:line-break/><text:span text:style-name="T1">◦ (Describe en detalle lo que el programa necesita hacer)<text:line-break/>◦ Ejemplo: "Selector de archivos con función de búsqueda", "Autenticación de usuario", etc. </text:span></text:p>
        </text:list-item>
        <text:list-item>
          <text:p text:style-name="P50"><text:span text:style-name="Strong_20_Emphasis">Entrada y Salida</text:span>:<text:line-break/><text:span text:style-name="T14">◦ (¿Qué datos se ingresarán en el sistema y qué salida debe producir?) </text:span></text:p>
          <text:list>
            <text:list-item>
              <text:p text:style-name="P51"/>
            </text:list-item>
          </text:list>
        </text:list-item>
        <text:list-item>
          <text:p text:style-name="P49"><text:span text:style-name="Strong_20_Emphasis">Requisitos de Base de Datos</text:span>:<text:line-break/>◦<text:span text:style-name="T14"> (¿Necesita el proyecto una base de datos? ¿Qué datos deben almacenarse?) </text:span></text:p>
        </text:list-item>
      </text:list>
      <text:h text:style-name="Heading_20_4" text:outline-level="4">6. <text:span text:style-name="Strong_20_Emphasis">Seguridad y Privacidad</text:span></text:h>
      <text:list text:style-name="L6">
        <text:list-item>
          <text:p text:style-name="P53"><text:span text:style-name="Strong_20_Emphasis">Autenticación</text:span>:<text:line-break/>◦ (¿Requiere la aplicación inicio de sesión de usuario, permisos o roles?) </text:p>
          <text:list>
            <text:list-item>
              <text:p text:style-name="P54">Verificasion en 2 pasoso </text:p>
            </text:list-item>
            <text:list-item>
              <text:p text:style-name="P54">Recuperacion de correo y contrase<text:span text:style-name="T10">ña</text:span></text:p>
            </text:list-item>
          </text:list>
        </text:list-item>
        <text:list-item>
          <text:p text:style-name="P53"><text:span text:style-name="Strong_20_Emphasis">Cifrado</text:span>:<text:line-break/>◦ (¿Es necesario cifrar datos sensibles? Sí/No) </text:p>
          <text:list>
            <text:list-item>
              <text:p text:style-name="P38">SI</text:p>
            </text:list-item>
          </text:list>
        </text:list-item>
        <text:list-item>
          <text:p text:style-name="P52"><text:span text:style-name="Strong_20_Emphasis">Requisitos de Privacidad de Datos</text:span>:<text:line-break/>◦ (¿Existen regulaciones a seguir? GDPR, HIPAA, etc.) </text:p>
          <text:list>
            <text:list-item>
              <text:p text:style-name="P55">NO-VENDEMOS-DATOS</text:p>
            </text:list-item>
          </text:list>
        </text:list-item>
      </text:list>
      <text:h text:style-name="Heading_20_4" text:outline-level="4">7. <text:span text:style-name="Strong_20_Emphasis">Rendimiento y Escalabilidad</text:span></text:h>
      <text:list text:style-name="L7">
        <text:list-item>
          <text:p text:style-name="P57"><text:span text:style-name="Strong_20_Emphasis">Tráfico/Carga Esperada</text:span>:<text:line-break/>◦<text:span text:style-name="T14"> (Para aplicaciones web, ¿cuántos usuarios se esperan? ¿El sistema necesitará manejar muchos datos?) </text:span></text:p>
        </text:list-item>
        <text:list-item>
          <text:p text:style-name="P56"><text:span text:style-name="Strong_20_Emphasis">Expectativas de Rendimiento</text:span>:<text:line-break/>◦ <text:span text:style-name="T14">(¿Existen indicadores de rendimiento específicos que deben cumplirse?) </text:span></text:p>
        </text:list-item>
      </text:list>
      <text:h text:style-name="Heading_20_4" text:outline-level="4"><text:soft-page-break/>8. <text:span text:style-name="Strong_20_Emphasis">Integración y APIs</text:span></text:h>
      <text:list text:style-name="L8">
        <text:list-item>
          <text:p text:style-name="P59"><text:span text:style-name="Strong_20_Emphasis">Servicios de Terceros</text:span>:<text:line-break/>◦ (¿El programa necesita integrarse con APIs o servicios externos? Enuméralos.) </text:p>
          <text:list>
            <text:list-item>
              <text:p text:style-name="P60">AZUL</text:p>
            </text:list-item>
            <text:list-item>
              <text:p text:style-name="P60">PLAYSTORE</text:p>
            </text:list-item>
            <text:list-item>
              <text:p text:style-name="P60">AWS</text:p>
            </text:list-item>
          </text:list>
        </text:list-item>
        <text:list-item>
          <text:p text:style-name="P58"><text:span text:style-name="Strong_20_Emphasis">Importación/Exportación de Datos</text:span>:<text:line-break/>◦ (¿Habrá necesidad de importar/exportar datos de/a otros programas o sistemas?) </text:p>
          <text:list>
            <text:list-item>
              <text:p text:style-name="P61">EXEL</text:p>
            </text:list-item>
            <text:list-item>
              <text:p text:style-name="P61">WORD</text:p>
            </text:list-item>
            <text:list-item>
              <text:p text:style-name="P61">PDF</text:p>
            </text:list-item>
            <text:list-item>
              <text:p text:style-name="P62">IMPRECION</text:p>
            </text:list-item>
          </text:list>
        </text:list-item>
      </text:list>
      <text:h text:style-name="Heading_20_4" text:outline-level="4">9. <text:span text:style-name="Strong_20_Emphasis">Lo que el Programa No Hará</text:span></text:h>
      <text:list text:style-name="L9">
        <text:list-item>
          <text:p text:style-name="P64"><text:span text:style-name="Strong_20_Emphasis">Limitaciones</text:span>:<text:line-break/>◦<text:span text:style-name="T14"> (¿Existen características o funcionalidades que estén explícitamente excluidas del proyecto?) </text:span></text:p>
        </text:list-item>
        <text:list-item>
          <text:p text:style-name="P63"><text:span text:style-name="Strong_20_Emphasis">Exclusiones de Alcance</text:span>:<text:line-break/>◦ <text:span text:style-name="T14">(¿Qué tareas, características o sistemas están fuera del alcance de este proyecto?) </text:span></text:p>
        </text:list-item>
      </text:list>
      <text:h text:style-name="Heading_20_4" text:outline-level="4">10. <text:span text:style-name="Strong_20_Emphasis">Consideraciones Técnicas</text:span></text:h>
      <text:list text:style-name="L10">
        <text:list-item>
          <text:p text:style-name="P66"><text:span text:style-name="Strong_20_Emphasis">Herramientas/Frameworks de Desarrollo</text:span>:<text:line-break/>◦ (¿Qué lenguajes de programación, frameworks o herramientas prefieres?) </text:p>
        </text:list-item>
        <text:list-item>
          <text:p text:style-name="P65"><text:span text:style-name="Strong_20_Emphasis">Requisitos de Despliegue</text:span>:<text:line-break/>◦ (¿El programa debe desplegarse de alguna manera específica? Por ejemplo, mediante un servidor web, tienda de aplicaciones, etc.) </text:p>
        </text:list-item>
      </text:list>
      <text:h text:style-name="Heading_20_4" text:outline-level="4">11. <text:span text:style-name="Strong_20_Emphasis">Presupuesto y Recursos</text:span></text:h>
      <text:list text:style-name="L11">
        <text:list-item>
          <text:p text:style-name="P68"><text:span text:style-name="Strong_20_Emphasis">Presupuesto Estimado</text:span>:<text:line-break/>◦ (¿Cuál es el rango de presupuesto para el proyecto?) </text:p>
          <text:list>
            <text:list-item>
              <text:p text:style-name="P68"/>
            </text:list-item>
          </text:list>
        </text:list-item>
        <text:list-item>
          <text:p text:style-name="P68"><text:span text:style-name="Strong_20_Emphasis">Miembros del Equipo Involucrados</text:span>:<text:line-break/>◦ (¿Quién trabajará en el proyecto, incluyendo desarrolladores, diseñadores o testers?) </text:p>
        </text:list-item>
        <text:list-item>
          <text:p text:style-name="P67"><text:span text:style-name="Strong_20_Emphasis">Cronograma y Hitos</text:span>:<text:line-break/>◦ (¿Existen fechas límite específicas para las fases del proyecto? Ej., prototipos, pruebas, entrega final.) </text:p>
        </text:list-item>
      </text:list>
      <text:h text:style-name="Heading_20_4" text:outline-level="4">12. <text:span text:style-name="Strong_20_Emphasis">Mantenimiento y Soporte</text:span></text:h>
      <text:list text:style-name="L12">
        <text:list-item>
          <text:p text:style-name="P70"><text:span text:style-name="Strong_20_Emphasis">Soporte Post-Lanzamiento</text:span>:<text:line-break/>◦ (¿Habrá necesidad de soporte y mantenimiento continuo después de que el programa se entregue? ¿Cuáles son las expectativas?) </text:p>
        </text:list-item>
        <text:list-item>
          <text:p text:style-name="P69"><text:soft-page-break/><text:span text:style-name="Strong_20_Emphasis">Actualizaciones y Mejoras</text:span>:<text:line-break/>◦ (¿Se espera que haya actualizaciones futuras o mejoras de características?) </text:p>
        </text:list-item>
      </text:list>
      <text:h text:style-name="Heading_20_4" text:outline-level="4">13. <text:span text:style-name="Strong_20_Emphasis">Notas Adicionales</text:span></text:h>
      <text:list text:style-name="L13">
        <text:list-item>
          <text:p text:style-name="P71"><text:span text:style-name="Strong_20_Emphasis">Instrucciones Especiales o Consideraciones</text:span>:<text:line-break/>◦ (¿Hay algo más que señalar? Requisitos únicos, restricciones técnicas, etc.) </text:p>
        </text:list-item>
      </text:list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6:02:46.117000000</meta:creation-date>
    <dc:date>2024-12-26T02:24:40.702000000</dc:date>
    <meta:editing-duration>PT22H4M6S</meta:editing-duration>
    <meta:editing-cycles>115</meta:editing-cycles>
    <meta:generator>LibreOffice/7.6.2.1$Windows_X86_64 LibreOffice_project/56f7684011345957bbf33a7ee678afaf4d2ba333</meta:generator>
    <meta:print-date>2024-12-23T16:58:34.096000000</meta:print-date>
    <meta:document-statistic meta:table-count="0" meta:image-count="0" meta:object-count="0" meta:page-count="6" meta:paragraph-count="114" meta:word-count="1038" meta:character-count="6721" meta:non-whitespace-character-count="5849"/>
  </office:meta>
</office:document-meta>
</file>